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ZQIQFN+GothicLooser-Bold" svg:font-family="ZQIQFN+GothicLooser-Bold, 'Gothic Looser'" style:font-family-generic="roman"/>
    <style:font-face style:name="UCKMNX+GothicLooser" svg:font-family="UCKMNX+GothicLooser, 'Gothic Looser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none"/>
    </style:style>
    <style:style style:name="P4" style:family="paragraph" style:parent-style-name="Standard">
      <style:text-properties fo:language="en" fo:country="none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none" fo:font-weight="normal" style:font-weight-asian="normal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fo:language="en" fo:country="none" fo:font-weight="bold" style:font-weight-asian="bold" style:font-weight-complex="bold"/>
    </style:style>
    <style:style style:name="P9" style:family="paragraph" style:parent-style-name="Preformatted_20_Text">
      <style:text-properties fo:language="en" fo:country="none"/>
    </style:style>
    <style:style style:name="P10" style:family="paragraph" style:parent-style-name="Preformatted_20_Text">
      <style:text-properties fo:language="en" fo:country="none" fo:font-weight="bold" style:font-weight-asian="bold" style:font-weight-complex="bold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P12" style:family="paragraph" style:parent-style-name="Preformatted_20_Text">
      <style:paragraph-properties fo:margin-top="0cm" fo:margin-bottom="0.499cm"/>
    </style:style>
    <style:style style:name="P13" style:family="paragraph" style:parent-style-name="Preformatted_20_Text">
      <style:paragraph-properties fo:margin-top="0cm" fo:margin-bottom="0.499cm"/>
      <style:text-properties fo:language="en" fo:country="none"/>
    </style:style>
    <style:style style:name="P14" style:family="paragraph" style:parent-style-name="Preformatted_20_Text">
      <style:paragraph-properties fo:margin-top="0cm" fo:margin-bottom="0.499cm"/>
      <style:text-properties fo:language="en" fo:country="none" fo:font-weight="bold" style:font-weight-asian="bold" style:font-weight-complex="bold"/>
    </style:style>
    <style:style style:name="P15" style:family="paragraph">
      <style:text-properties fo:language="en" fo:country="none"/>
    </style:style>
    <style:style style:name="P16" style:family="paragraph" style:parent-style-name="Standard">
      <style:text-properties fo:language="en" fo:country="none"/>
    </style:style>
    <style:style style:name="P17" style:family="paragraph" style:parent-style-name="Standard">
      <style:text-properties fo:language="en" fo:country="none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n" fo:country="none" fo:font-weight="normal" style:font-weight-asian="normal" style:font-weight-complex="normal"/>
    </style:style>
    <style:style style:name="P19" style:family="paragraph" style:parent-style-name="Standard">
      <style:text-properties fo:language="en" fo:country="none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n" fo:country="none" fo:font-weight="bold" style:font-weight-asian="bold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>
      <style:text-properties fo:language="en" fo:country="none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break-before="page"/>
      <style:text-properties fo:language="en" fo:country="none" fo:font-weight="bold" style:font-weight-asian="bold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color="#000000" style:text-line-through-style="none" style:font-name="UCKMNX+GothicLooser" fo:font-size="8pt" style:text-underline-style="none" style:font-name-asian="UCKMNX+GothicLooser" style:font-size-asian="8pt" style:font-name-complex="UCKMNX+GothicLooser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de uso de Funções em SQL no PostgreSQL</text:p>
      <text:p text:style-name="Standard"/>
      <text:p text:style-name="Standard">Funções em SQL no PostgreSQL executam rotinas com diversos comandos em SQL em seu interior e retornará o resultado da última consulta da lista.</text:p>
      <text:p text:style-name="Standard"/>
      <text:p text:style-name="Standard">Uma função em SQL também pode retornar um consulto, quando especificamos o retorno da função como sendo do tipo SETOF. Neste caso todos os registros da última consulta serão retornados.</text:p>
      <text:p text:style-name="Standard"/>
      <text:p text:style-name="Standard">Exemplos simples:</text:p>
      <text:p text:style-name="Standard"/>
      <text:p text:style-name="Standard">Criando:</text:p>
      <text:p text:style-name="P9">CREATE FUNCTION dois() RETURNS integer AS '</text:p>
      <text:p text:style-name="P9"><text:tab/>SELECT 2;</text:p>
      <text:p text:style-name="P9">' LANGUAGE SQL;</text:p>
      <text:p text:style-name="Preformatted_20_Text"/>
      <text:p text:style-name="Preformatted_20_Text">Executando:</text:p>
      <text:p text:style-name="P13">SELECT dois();</text:p>
      <text:p text:style-name="P9">Excluindo empregados com salário negativo:</text:p>
      <text:p text:style-name="P9">CREATE FUNCTION limpar_emp() RETURNS void AS '</text:p>
      <text:p text:style-name="Preformatted_20_Text"><text:s text:c="4"/><text:span text:style-name="T1">DELETE FROM empregados</text:span></text:p>
      <text:p text:style-name="Preformatted_20_Text"><text:s text:c="8"/><text:span text:style-name="T1">WHERE salario &lt; 0;</text:span></text:p>
      <text:p text:style-name="P9">' LANGUAGE SQL;</text:p>
      <text:p text:style-name="Preformatted_20_Text"/>
      <text:p text:style-name="P13">SELECT limpar_emp();</text:p>
      <text:p text:style-name="P1">Função Passando Parâmetros:</text:p>
      <text:p text:style-name="P9">CREATE FUNCTION adicao(integer, integer) RETURNS integer AS $$</text:p>
      <text:p text:style-name="Preformatted_20_Text"><text:s text:c="4"/><text:span text:style-name="T1">SELECT $1 + $2;</text:span></text:p>
      <text:p text:style-name="P9">$$ LANGUAGE SQL;</text:p>
      <text:p text:style-name="Preformatted_20_Text"/>
      <text:p text:style-name="P13">SELECT adicao(1, 2) AS resposta;</text:p>
      <text:p text:style-name="Standard">Observe que psraâmetros são usados como: $1, $2, etc.</text:p>
      <text:p text:style-name="Standard"/>
      <text:p text:style-name="P10">Outro exemplo (debitando valor em uma conta):</text:p>
      <text:p text:style-name="P9">CREATE FUNCTION debitar (integer, numeric) RETURNS integer AS $$</text:p>
      <text:p text:style-name="Preformatted_20_Text"><text:s text:c="4"/><text:span text:style-name="T1">UPDATE banco </text:span></text:p>
      <text:p text:style-name="Preformatted_20_Text"><text:s text:c="8"/><text:span text:style-name="T1">SET saldo = saldo - $2</text:span></text:p>
      <text:p text:style-name="Preformatted_20_Text"><text:s text:c="8"/><text:span text:style-name="T1">WHERE conta = $1;</text:span></text:p>
      <text:p text:style-name="Preformatted_20_Text"><text:s text:c="4"/><text:span text:style-name="T1">SELECT 1;</text:span></text:p>
      <text:p text:style-name="P13">$$ LANGUAGE SQL;</text:p>
      <text:p text:style-name="P10">Exemplo com retorno mais interessante:</text:p>
      <text:p text:style-name="P9">CREATE FUNCTION debitar2 (integer, numeric) RETURNS numeric AS $$</text:p>
      <text:p text:style-name="Preformatted_20_Text"><text:s text:c="4"/><text:span text:style-name="T1">UPDATE banco</text:span></text:p>
      <text:p text:style-name="Preformatted_20_Text"><text:s text:c="8"/><text:span text:style-name="T1">SET saldo = saldo - $2</text:span></text:p>
      <text:p text:style-name="Preformatted_20_Text"><text:s text:c="8"/><text:span text:style-name="T1">WHERE conta = $1;</text:span></text:p>
      <text:p text:style-name="Preformatted_20_Text"><text:s text:c="4"/><text:span text:style-name="T1">SELECT saldo FROM banco WHERE conta = $1;</text:span></text:p>
      <text:p text:style-name="P13">$$ LANGUAGE SQL;</text:p>
      <text:p text:style-name="P1"/>
      <text:p text:style-name="P7"/>
      <text:p text:style-name="P1">Exemplo com tipos compostos</text:p>
      <text:p text:style-name="Standard"/>
      <text:p text:style-name="P9">CREATE TABLE empregados (</text:p>
      <text:p text:style-name="Preformatted_20_Text"><text:s text:c="4"/><text:span text:style-name="T1">nome <text:s text:c="7"/>text,</text:span></text:p>
      <text:p text:style-name="Preformatted_20_Text"><text:s text:c="4"/><text:span text:style-name="T1">salario <text:s text:c="5"/>numeric,</text:span></text:p>
      <text:p text:style-name="Preformatted_20_Text"><text:s text:c="4"/>idade<text:span text:style-name="T1"> <text:s text:c="8"/>integer,</text:span></text:p>
      <text:p text:style-name="Preformatted_20_Text"><text:s text:c="4"/><text:span text:style-name="T1">cubiculo <text:s text:c="4"/>point</text:span></text:p>
      <text:p text:style-name="P13">);</text:p>
      <text:p text:style-name="P13">insert into empregados values('Ribamar FS', 3856.45, 51, '(2,1)');</text:p>
      <text:p text:style-name="P9">CREATE FUNCTION dobrar_salario(empregado) RETURNS numeric AS $$</text:p>
      <text:p text:style-name="Preformatted_20_Text"><text:s text:c="4"/><text:span text:style-name="T1">SELECT $1.salario * 2 AS salario;</text:span></text:p>
      <text:p text:style-name="P13">$$ LANGUAGE SQL;</text:p>
      <text:p text:style-name="P9">SELECT nome, dobrar_salario(empregados.*) AS sonho</text:p>
      <text:p text:style-name="Preformatted_20_Text"><text:s text:c="4"/><text:span text:style-name="T1">FROM empregados</text:span></text:p>
      <text:p text:style-name="P12"><text:s text:c="4"/><text:span text:style-name="T1">WHERE empregados.cubiculo ~= point '(2,1)';</text:span></text:p>
      <text:p text:style-name="P10">Retornando um tipo composto:</text:p>
      <text:p text:style-name="P9">CREATE FUNCTION novo_empregado() RETURNS empregados AS $$</text:p>
      <text:p text:style-name="Preformatted_20_Text"><text:s text:c="4"/><text:span text:style-name="T1">SELECT text 'Brito Cunha' AS nome,</text:span></text:p>
      <text:p text:style-name="Preformatted_20_Text"><text:s text:c="8"/><text:span text:style-name="T1">1000.0 AS salario,</text:span></text:p>
      <text:p text:style-name="Preformatted_20_Text"><text:s text:c="8"/><text:span text:style-name="T1">25 AS idade,</text:span></text:p>
      <text:p text:style-name="Preformatted_20_Text"><text:s text:c="8"/><text:span text:style-name="T1">point '(2,2)' AS cubiculo;</text:span></text:p>
      <text:p text:style-name="P13">$$ LANGUAGE SQL;</text:p>
      <text:p text:style-name="Standard">Definindo de outra maneira:</text:p>
      <text:p text:style-name="P9">CREATE FUNCTION novo_empregado() RETURNS empregados AS $$</text:p>
      <text:p text:style-name="Preformatted_20_Text"><text:s text:c="4"/><text:span text:style-name="T1">SELECT ROW('Brito Cunha', 1000.0, 25, '(2,2)')::empregados;</text:span></text:p>
      <text:p text:style-name="P13">$$ LANGUAGE SQL;</text:p>
      <text:p text:style-name="Standard">select novo_empregado();</text:p>
      <text:p text:style-name="Standard">select (novo_empregado()).nome</text:p>
      <text:p text:style-name="Standard"/>
      <text:p text:style-name="P9"/>
      <text:p text:style-name="P9">CREATE FUNCTION recebe_nome(empregados) RETURNS text AS $$</text:p>
      <text:p text:style-name="Preformatted_20_Text"><text:s text:c="4"/><text:span text:style-name="T1">SELECT $1.nome;</text:span></text:p>
      <text:p text:style-name="P9">$$ LANGUAGE SQL;</text:p>
      <text:p text:style-name="Preformatted_20_Text"/>
      <text:p text:style-name="P11">Usando uma outra função como parâmetro:</text:p>
      <text:p text:style-name="P13">SELECT recebe_nome(novo_empregado());</text:p>
      <text:p text:style-name="P10">Usando parâmetros de saída:</text:p>
      <text:p text:style-name="P9">CREATE FUNCTION adicionar (IN x int, IN y int, OUT soma int)</text:p>
      <text:p text:style-name="P9">AS 'SELECT $1 + $2'</text:p>
      <text:p text:style-name="P9">LANGUAGE SQL;</text:p>
      <text:p text:style-name="Preformatted_20_Text"/>
      <text:p text:style-name="P13">SELECT adicionar(3,7);</text:p>
      <text:p text:style-name="P9"/>
      <text:p text:style-name="P9">CREATE FUNCTION soma_n_produtos (x int, y int, OUT soma int, OUT produtos int)</text:p>
      <text:p text:style-name="P9">AS 'SELECT $1 + $2, $1 * $2'</text:p>
      <text:p text:style-name="P9">LANGUAGE SQL;</text:p>
      <text:p text:style-name="Preformatted_20_Text"/>
      <text:p text:style-name="P13">SELECT * FROM soma_n_produtos(11,42);</text:p>
      <text:p text:style-name="Standard"/>
      <text:p text:style-name="P6"/>
      <text:p text:style-name="P1">Criando Tipo Denifido pelo Usuário</text:p>
      <text:p text:style-name="Standard"/>
      <text:p text:style-name="P9">CREATE TYPE soma_produtos AS (soma int, produto int);</text:p>
      <text:p text:style-name="Preformatted_20_Text"/>
      <text:p text:style-name="P9">CREATE FUNCTION soma_n_produtos (int, int) RETURNS soma_produtos</text:p>
      <text:p text:style-name="P9">AS 'SELECT $1 + $2, $1 * $2'</text:p>
      <text:p text:style-name="P13">LANGUAGE SQL;</text:p>
      <text:p text:style-name="Standard">select <text:span text:style-name="T1">soma_n_produtos (4,5);</text:span></text:p>
      <text:p text:style-name="P3"/>
      <text:p text:style-name="P4">Tabela como fonte de Funções</text:p>
      <text:p text:style-name="P3"/>
      <text:p text:style-name="P9">CREATE TABLE tab (id int, subid int, nome text);</text:p>
      <text:p text:style-name="P9">INSERT INTO tab VALUES (1, 1, 'Joe');</text:p>
      <text:p text:style-name="P9">INSERT INTO tab VALUES (1, 2, 'Ed');</text:p>
      <text:p text:style-name="P9">INSERT INTO tab VALUES (2, 1, 'Mary');</text:p>
      <text:p text:style-name="Preformatted_20_Text"/>
      <text:p text:style-name="P9">CREATE FUNCTION recebe_tab(int) RETURNS tab AS $$</text:p>
      <text:p text:style-name="Preformatted_20_Text"><text:s text:c="4"/><text:span text:style-name="T1">SELECT * FROM tab WHERE id = $1;</text:span></text:p>
      <text:p text:style-name="P9">$$ LANGUAGE SQL;</text:p>
      <text:p text:style-name="Preformatted_20_Text"/>
      <text:p text:style-name="P13">SELECT *, upper(nome) FROM recebe_tab(1) AS tab1;</text:p>
      <text:p text:style-name="P3">Observe o retorno:</text:p>
      <text:p text:style-name="P3">1<text:tab/>1<text:tab/>Joe<text:tab/><text:tab/>JOE</text:p>
      <text:p text:style-name="P3"/>
      <text:p text:style-name="P3">Primeiro retornam todos os campos da tab (*) e depois retorna o nome em maiúsculas.</text:p>
      <text:p text:style-name="P3"/>
      <text:p text:style-name="P4">Função Retornando Conjunto</text:p>
      <text:p text:style-name="P3"/>
      <text:p text:style-name="P9">CREATE FUNCTION recebe_tabela(int) RETURNS SETOF tabela1 AS $$</text:p>
      <text:p text:style-name="Preformatted_20_Text"><text:s text:c="4"/><text:span text:style-name="T1">SELECT * FROM tabela1 WHERE id = $1;</text:span></text:p>
      <text:p text:style-name="P9">$$ LANGUAGE SQL;</text:p>
      <text:p text:style-name="Preformatted_20_Text"/>
      <text:p text:style-name="P13">SELECT * FROM recebe_tabela(1) AS tab1;</text:p>
      <text:p text:style-name="P4">Retornando múltiplos registros:</text:p>
      <text:p text:style-name="P9">CREATE FUNCTION soma_n_produtos_com_tab (x int, OUT soma int, OUT produtos int) RETURNS SETOF record AS $$</text:p>
      <text:p text:style-name="Preformatted_20_Text"><text:s text:c="4"/><text:span text:style-name="T1">SELECT x + tab.y, x * tab.y FROM tab;</text:span></text:p>
      <text:p text:style-name="P13">$$ LANGUAGE SQL;</text:p>
      <text:p text:style-name="P3">Precisamos indicar o retorno com <text:s/>RETURNS SETOF record para que sejam retornados vários registros.</text:p>
      <text:p text:style-name="P3"/>
      <text:p text:style-name="P4">Exemplo que retorna conjunto através de select:</text:p>
      <text:p text:style-name="P9">CREATE FUNCTION listchildren(text) RETURNS SETOF text AS $$</text:p>
      <text:p text:style-name="Preformatted_20_Text"><text:s text:c="4"/><text:span text:style-name="T1">SELECT name FROM nodes WHERE parent = $1</text:span></text:p>
      <text:p text:style-name="P9">$$ LANGUAGE SQL;</text:p>
      <text:p text:style-name="Preformatted_20_Text"/>
      <text:p text:style-name="P13">SELECT * FROM nodes;</text:p>
      <text:p text:style-name="P4"/>
      <text:p text:style-name="P8"/>
      <text:p text:style-name="P4">Funções Polimórficas</text:p>
      <text:p text:style-name="P9">CREATE FUNCTION make_array(anyelement, anyelement) RETURNS anyarray AS $$</text:p>
      <text:p text:style-name="Preformatted_20_Text"><text:s text:c="4"/><text:span text:style-name="T1">SELECT ARRAY[$1, $2];</text:span></text:p>
      <text:p text:style-name="P9">$$ LANGUAGE SQL;</text:p>
      <text:p text:style-name="Preformatted_20_Text"/>
      <text:p text:style-name="P13">SELECT make_array(1, 2) AS intarray, make_array('a'::text, 'b') AS textarray;</text:p>
      <text:p text:style-name="P9">CREATE FUNCTION is_greater(anyelement, anyelement) RETURNS boolean AS $$</text:p>
      <text:p text:style-name="Preformatted_20_Text"><text:s text:c="4"/><text:span text:style-name="T1">SELECT $1 &gt; $2;</text:span></text:p>
      <text:p text:style-name="P9">$$ LANGUAGE SQL;</text:p>
      <text:p text:style-name="Preformatted_20_Text"/>
      <text:p text:style-name="P13">SELECT is_greater(1, 2);</text:p>
      <text:p text:style-name="P9">CREATE FUNCTION dup (f1 anyelement, OUT f2 anyelement, OUT f3 anyarray)</text:p>
      <text:p text:style-name="P9">AS 'select $1, array[$1,$1]' LANGUAGE sql;</text:p>
      <text:p text:style-name="Preformatted_20_Text"/>
      <text:p text:style-name="P13">SELECT * FROM dup(22);</text:p>
      <text:p text:style-name="P14">Retornando sempre a última consulta (independente do parâmetro passado):</text:p>
      <text:p text:style-name="P5">CREATE OR REPLACE FUNCTION somar(integer) RETURNS BIGINT AS $$</text:p>
      <text:p text:style-name="P5"><text:s text:c="4"/>SELECT sum(codigo) as x from cliente where codigo &lt;$1;</text:p>
      <text:p text:style-name="P5"><text:s text:c="4"/>SELECT sum(codigo) as x from cliente where codigo &lt; 2;</text:p>
      <text:p text:style-name="P5">$$ LANGUAGE SQL;</text:p>
      <text:p text:style-name="P5"/>
      <text:p text:style-name="P5">SELECT somar(3) AS resposta;</text:p>
      <text:p text:style-name="P5"/>
      <text:p text:style-name="P5"/>
      <text:p text:style-name="P20">Exemplo com CASE</text:p>
      <text:p text:style-name="P3">create function categoria(int) returns char as </text:p>
      <text:p text:style-name="Pa1">'</text:p>
      <text:p text:style-name="Pa1">select </text:p>
      <text:p text:style-name="Pa1"><text:tab/>case when idade&lt;20 then \'a\' </text:p>
      <text:p text:style-name="Pa1"><text:tab/><text:tab/>when idade &gt;=20 and idade&lt;30 then \'b\' </text:p>
      <text:p text:style-name="Pa1"><text:tab/><text:tab/>when idade&gt;=30 then \'c\' </text:p>
      <text:p text:style-name="Pa1"><text:tab/>end as categoria </text:p>
      <text:p text:style-name="Pa1"><text:tab/>from clientes where codigo = $1</text:p>
      <text:p text:style-name="Pa1">' </text:p>
      <text:p text:style-name="Pa1">language 'sql';</text:p>
      <text:p text:style-name="Standard"><text:span text:style-name="T1"/></text:p>
      <text:p text:style-name="Pa1"><text:span text:style-name="T1">create function get_numdate (date) returns integer as </text:span></text:p>
      <text:p text:style-name="Pa1"><text:span text:style-name="T1">'</text:span></text:p>
      <text:p text:style-name="Pa1"><text:span text:style-name="T1">select (substr(</text:span>$1 , 6,2) || substr( $1 , 9,2))::integer;</text:p>
      <text:p text:style-name="Pa1">'</text:p>
      <text:p text:style-name="Pa1"><text:s/>language 'SQL'; </text:p>
      <text:p text:style-name="Pa1"/>
      <text:p text:style-name="Pa1">create function get_cliente (int) returns varchar as </text:p>
      <text:p text:style-name="Pa1">'</text:p>
      <text:p text:style-name="Pa1">select nome from clientes where codigo = $1;</text:p>
      <text:p text:style-name="Pa1">' </text:p>
      <text:p text:style-name="Pa1">language 'SQL'; </text:p>
      <text:p text:style-name="Standard"/>
      <text:p text:style-name="P6"/>
      <text:p text:style-name="Pa1">create function get_cliente (int) returns varchar as </text:p>
      <text:p text:style-name="Pa1">'</text:p>
      <text:p text:style-name="Pa1">select nome from clientes where codigo = $1;</text:p>
      <text:p text:style-name="Pa1">'</text:p>
      <text:p text:style-name="Pa1">language 'SQL'; </text:p>
      <text:p text:style-name="Standard"/>
      <text:p text:style-name="Pa1">create function menores() returns setof clientes as </text:p>
      <text:p text:style-name="Pa1">'</text:p>
      <text:p text:style-name="Pa1">select * from clientes where idade &lt; 18;</text:p>
      <text:p text:style-name="Pa1">' </text:p>
      <text:p text:style-name="Pa1">language 'SQL';</text:p>
      <text:p text:style-name="Standard"/>
      <text:p text:style-name="Standard">create function km2mi (float) returns float as </text:p>
      <text:p text:style-name="Standard">'</text:p>
      <text:p text:style-name="Standard">select $1 * 0.6;</text:p>
      <text:p text:style-name="Standard">' </text:p>
      <text:p text:style-name="Standard">language 'SQL'; </text:p>
      <text:p/>
      <text:p text:style-name="Pa1">create function get_signo (int) returns varchar as</text:p>
      <text:p text:style-name="Pa1">'</text:p>
      <text:p text:style-name="Pa1">select</text:p>
      <text:p text:style-name="Pa1"><text:tab/>case</text:p>
      <text:p text:style-name="Pa1"><text:tab/><text:tab/>when $1 &lt;=0120 then \'capricornio\'</text:p>
      <text:p text:style-name="Pa1"><text:tab/><text:tab/>when $1 &gt;=0121 and $1 &lt;=0219 then \'aquario\'</text:p>
      <text:p text:style-name="Pa1"><text:tab/><text:tab/>when $1 &gt;=0220 and $1 &lt;=0320 then \'peixes\'</text:p>
      <text:p text:style-name="Pa1"><text:tab/><text:tab/>when $1 &gt;=0321 and $1 &lt;=0420 then \'aries\'</text:p>
      <text:p text:style-name="Pa1"><text:tab/><text:tab/>when $1 &gt;=0421 and $1 &lt;=0520 then \'touro\'</text:p>
      <text:p text:style-name="Pa1"><text:tab/><text:tab/>when $1 &gt;=0521 and $1 &lt;=0620 then \'gemeos\'</text:p>
      <text:p text:style-name="Pa1"><text:tab/><text:tab/>when $1 &gt;=0621 and $1 &lt;=0722 then \'cancer\'</text:p>
      <text:p text:style-name="Pa1"><text:tab/><text:tab/>when $1 &gt;=0723 and $1 &lt;=0822 then \'leao\'</text:p>
      <text:p text:style-name="Pa1"><text:tab/><text:tab/>when $1 &gt;=0823 and $1 &lt;=0922 then \'virgem\'</text:p>
      <text:p text:style-name="Pa1"><text:tab/><text:tab/>when $1 &gt;=0923 and $1 &lt;=1022 then \'libra\'</text:p>
      <text:p text:style-name="Pa1"><text:tab/><text:tab/>when $1 &gt;=1023 and $1 &lt;=1122 then \'escorpiao\'</text:p>
      <text:p text:style-name="Pa1"><text:tab/><text:tab/>when $1 &gt;=1123 and $1 &lt;=1222 then \'sagitario\'</text:p>
      <text:p text:style-name="Pa1"><text:tab/><text:tab/>when $1 &gt;=1223 then \'capricornio\'</text:p>
      <text:p text:style-name="Pa1"><text:tab/>end as signo</text:p>
      <text:p text:style-name="Pa1">' </text:p>
      <text:p text:style-name="Pa1">language 'SQL'; </text:p>
      <text:p text:style-name="Standard"><text:span text:style-name="T1"/></text:p>
      <text:p text:style-name="P1"><text:span text:style-name="T1">Consulta usando duas funções:</text:span></text:p>
      <text:p text:style-name="Standard"><text:span text:style-name="T1"/></text:p>
      <text:p text:style-name="Pa8"><text:span text:style-name="T1">select ref_cliente, get_cliente(ref_cliente), </text:span></text:p>
      <text:p text:style-name="Pa8"><text:span text:style-name="T1"><text:tab/>quantidade, preco, ref_produto, get_produto(ref_produto) </text:span></text:p>
      <text:p text:style-name="Pa8"><text:span text:style-name="T1"><text:tab/>from compras;</text:span></text:p>
      <text:p text:style-name="P17"/>
      <text:p text:style-name="P4"/>
      <text:p text:style-name="P8"/>
      <text:p text:style-name="P4">Alguns Exemplos de uso das funções:</text:p>
      <text:p>select get_numdate('14/04/1985');</text:p>
      <text:p text:style-name="Pa1">get_numdate: 414</text:p>
      <text:p text:style-name="Pa1"/>
      <text:p text:style-name="Pa1">select get_signo(get_numdate('14/04/1985'));</text:p>
      <text:p text:style-name="Pa1">get_signo: aries</text:p>
      <text:p text:style-name="Pa1"/>
      <text:p text:style-name="Pa1">select get_numdate('24/09/1980');</text:p>
      <text:p text:style-name="Pa1">get_numdate: 924</text:p>
      <text:p text:style-name="Pa1"/>
      <text:p text:style-name="Pa1">select get_signo(get_numdate('24/09/1980'));</text:p>
      <text:p text:style-name="Pa1">get_signo: libra</text:p>
      <text:p text:style-name="P3"/>
      <text:p text:style-name="P17"/>
      <text:p text:style-name="P17"/>
      <text:p text:style-name="P5">Mais Detalhes em:</text:p>
      <text:p text:style-name="P5"><text:a xlink:type="simple" xlink:href="http://pgdocptbr.sourceforge.net/pg80/xfunc-sql.html">http://pgdocptbr.sourceforge.net/pg80/xfunc-sql.html</text:a> </text:p>
      <text:p text:style-name="P5"><text:a xlink:type="simple" xlink:href="http://www.postgresql.org/docs/current/static/xfunc-sql.html">http://www.postgresql.org/docs/current/static/xfunc-sql.html</text:a> </text:p>
      <text:p text:style-name="P5"><text:a xlink:type="simple" xlink:href="http://www.linux-magazine.com.br/images/uploads/pdf_aberto/LM07_postgresql.pdf">http://www.linux-magazine.com.br/images/uploads/pdf_aberto/LM07_postgresql.pdf</text:a> </text:p>
      <text:p text:style-name="P5"/>
      <text:p text:style-name="P5">Colaboração – Ribamar 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ZQIQFN+GothicLooser-Bold" svg:font-family="ZQIQFN+GothicLooser-Bold, 'Gothic Looser'" style:font-family-generic="roman"/>
    <style:font-face style:name="UCKMNX+GothicLooser" svg:font-family="UCKMNX+GothicLooser, 'Gothic Looser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pt" fo:country="P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a1" style:family="paragraph" style:parent-style-name="Standard" style:next-style-name="Standard">
      <style:paragraph-properties style:line-height-at-least="0.284cm"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Pa8" style:family="paragraph" style:parent-style-name="Standard" style:next-style-name="Standard">
      <style:paragraph-properties fo:margin-top="0cm" fo:margin-bottom="0.176cm" style:line-height-at-least="0.284cm"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9T19:21:56</meta:creation-date>
    <dc:date>2008-05-31T18:58:28</dc:date>
    <meta:editing-cycles>64</meta:editing-cycles>
    <meta:editing-duration>PT2H47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02" meta:word-count="1059" meta:character-count="6987"/>
  </office:meta>
</office:document-meta>
</file>